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22" text:name="foreach"/>
      </text:user-field-decls>
      <text:p text:style-name="Standard"><office:annotation><dc:creator>Autor desconocido</dc:creator><dc:date>2019-02-12T19:39:49.47</dc:date><text:p text:style-name="P1"><text:span text:style-name="T1">foreach</text:span>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!-- vertical portrait --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34S</meta:editing-duration>
    <meta:editing-cycles>11</meta:editing-cycles>
    <meta:generator>OpenOffice/4.1.6$Win32 OpenOffice.org_project/416m1$Build-9790</meta:generator>
    <dc:date>2019-02-12T19:40:01.38</dc:date>
    <meta:document-statistic meta:table-count="0" meta:image-count="0" meta:object-count="0" meta:page-count="1" meta:paragraph-count="1" meta:word-count="1" meta:character-count="1"/>
    <meta:user-defined meta:name="Info 1"/>
    <meta:user-defined meta:name="Info 2"/>
    <meta:user-defined meta:name="Info 3"/>
    <meta:user-defined meta:name="Info 4"/>
  </office:meta>
</office:document-meta>
</file>